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0.718cm"/>
    </style:style>
    <style:style style:name="gr2" style:family="graphic" style:parent-style-name="standard">
      <style:graphic-properties draw:textarea-horizontal-align="justify" draw:textarea-vertical-align="middle" draw:auto-grow-height="false" fo:min-height="0.151cm" fo:min-width="0.719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7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0.44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86cm" fo:min-width="0.2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7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.72cm"/>
    </style:style>
    <style:style style:name="gr9" style:family="graphic" style:parent-style-name="standard">
      <style:graphic-properties draw:textarea-horizontal-align="justify" draw:textarea-vertical-align="middle" draw:auto-grow-height="false" fo:min-height="0.191cm" fo:min-width="0.6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0.6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0.676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9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229cm"/>
    </style:style>
    <style:style style:name="gr2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color="#3465a4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style:writing-mode="lr-tb"/>
      <style:text-properties style:text-outline="false"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style:text-position="-33% 58%" fo:font-size="16pt" style:font-size-asian="22pt" style:font-size-complex="22pt"/>
    </style:style>
    <style:style style:name="T7" style:family="text">
      <style:text-properties style:text-outline="false" fo:font-size="16pt" style:font-size-asian="22pt" style:font-size-complex="22pt"/>
    </style:style>
    <style:style style:name="T8" style:family="text">
      <style:text-properties style:text-outline="false" style:text-position="-33% 58%" fo:font-size="16pt" style:font-size-asian="22pt" style:font-size-complex="22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style:text-position="-33% 58%"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language="en" fo:country="GB" style:font-size-asian="24pt" style:font-size-complex="24pt"/>
    </style:style>
    <style:style style:name="T14" style:family="text">
      <style:text-properties style:text-position="-33% 58%" fo:font-size="14pt" fo:language="en" fo:country="GB" style:font-size-asian="24pt" style:font-size-complex="24pt"/>
    </style:style>
    <style:style style:name="T15" style:family="text">
      <style:text-properties fo:font-size="20pt" style:font-size-asian="32pt" style:font-size-complex="32pt"/>
    </style:style>
    <style:style style:name="T16" style:family="text">
      <style:text-properties style:text-position="-33% 58%" fo:font-size="20pt" style:font-size-asian="32pt" style:font-size-complex="32pt"/>
    </style:style>
    <style:style style:name="T17" style:family="text"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8cm" svg:height="0.401cm" svg:x="3.582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1.219cm" svg:height="0.401cm" svg:x="7.077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218cm" svg:height="0.401cm" svg:x="3.582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1.219cm" svg:height="0.401cm" svg:x="7.15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219cm" svg:height="0.403cm" draw:transform="rotate (1.5707963267949) translate (5.813cm 3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429cm" svg:x1="3.582cm" svg:y1="1.444cm" svg:x2="2.376cm" svg:y2="2.22cm" draw:start-shape="id1" draw:start-glue-point="3" svg:d="M3582 1444h-1282v776h76" svg:viewBox="0 0 1283 777">
          <text:p/>
        </draw:connector>
        <draw:connector draw:style-name="gr4" draw:text-style-name="P1" draw:layer="layout" svg:x1="2.354cm" svg:y1="3.543cm" svg:x2="3.582cm" svg:y2="4.283cm" draw:start-shape="id2" draw:start-glue-point="8" draw:end-shape="id3" draw:end-glue-point="3" svg:d="M2354 3543v740h1228" svg:viewBox="0 0 1229 741">
          <text:p/>
        </draw:connector>
        <draw:connector draw:style-name="gr4" draw:text-style-name="P1" draw:layer="layout" svg:x1="9.29cm" svg:y1="6.461cm" svg:x2="6.008cm" svg:y2="6.735cm" draw:end-shape="id4" draw:end-glue-point="6" svg:d="M9290 6461v776h-3282v-502" svg:viewBox="0 0 3283 777">
          <text:p/>
        </draw:connector>
        <draw:connector draw:style-name="gr4" draw:text-style-name="P1" draw:layer="layout" svg:x1="4.8cm" svg:y1="4.283cm" svg:x2="7.15cm" svg:y2="4.283cm" draw:start-shape="id3" draw:start-glue-point="1" draw:end-shape="id5" draw:end-glue-point="3" svg:d="M4800 4283h2350" svg:viewBox="0 0 2351 1">
          <text:p/>
        </draw:connector>
        <draw:connector draw:style-name="gr4" draw:text-style-name="P1" draw:layer="layout" svg:x1="6.014cm" svg:y1="3.438cm" svg:x2="7.15cm" svg:y2="4.283cm" draw:start-shape="id6" draw:start-glue-point="3" draw:end-shape="id5" draw:end-glue-point="3" svg:d="M6014 3438v845h1136" svg:viewBox="0 0 1137 846">
          <text:p/>
        </draw:connector>
        <draw:connector draw:style-name="gr4" draw:text-style-name="P1" draw:layer="layout" svg:x1="7.077cm" svg:y1="1.444cm" svg:x2="6.014cm" svg:y2="2.219cm" draw:start-shape="id7" draw:start-glue-point="3" draw:end-shape="id6" draw:end-glue-point="1" svg:d="M7077 1444h-1063v775" svg:viewBox="0 0 1064 776">
          <text:p/>
        </draw:connector>
        <draw:custom-shape draw:style-name="gr5" draw:text-style-name="P2" xml:id="id2" draw:id="id2" draw:layer="layout" svg:width="1.335cm" svg:height="1.338cm" svg:x="1.686cm" svg:y="2.20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1.568cm" svg:height="1.872cm" svg:x="5.224cm" svg:y="4.863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3.281cm" svg:height="1.178cm" svg:x="6.119cm" svg:y="5.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4" draw:text-style-name="P5" draw:layer="layout" svg:x1="4.8cm" svg:y1="4.283cm" svg:x2="6.008cm" svg:y2="4.863cm" draw:start-shape="id3" draw:start-glue-point="1" draw:end-shape="id4" draw:end-glue-point="4" svg:d="M4800 4283h1208v580" svg:viewBox="0 0 1209 581">
          <text:p/>
        </draw:connector>
        <draw:connector draw:style-name="gr4" draw:text-style-name="P5" draw:layer="layout" svg:x1="4.8cm" svg:y1="1.444cm" svg:x2="6.014cm" svg:y2="2.219cm" draw:start-shape="id1" draw:start-glue-point="1" draw:end-shape="id6" draw:end-glue-point="1" svg:d="M4800 1444h1214v775" svg:viewBox="0 0 1215 776">
          <text:p/>
        </draw:connector>
        <draw:connector draw:style-name="gr4" draw:text-style-name="P5" draw:layer="layout" svg:x1="8.369cm" svg:y1="4.283cm" svg:x2="9.339cm" svg:y2="5cm" draw:start-shape="id5" draw:start-glue-point="1" draw:end-shape="id8" draw:end-glue-point="0" svg:d="M8369 4283h970v717" svg:viewBox="0 0 971 718">
          <text:p/>
        </draw:connector>
        <draw:custom-shape draw:style-name="gr8" draw:text-style-name="P1" xml:id="id9" draw:id="id9" draw:layer="layout" svg:width="1.22cm" svg:height="0.4cm" svg:x="3.58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0" draw:id="id10" draw:layer="layout" svg:width="1.162cm" svg:height="0.441cm" draw:transform="rotate (1.5707963267949) translate (2.171cm 6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.8cm" svg:y1="7.271cm" svg:x2="6.008cm" svg:y2="6.735cm" draw:start-shape="id9" draw:start-glue-point="1" draw:end-shape="id4" draw:end-glue-point="6" svg:d="M4800 7271h1208v-536" svg:viewBox="0 0 1209 537">
          <text:p/>
        </draw:connector>
        <draw:connector draw:style-name="gr4" draw:text-style-name="P5" draw:layer="layout" svg:x1="2.391cm" svg:y1="5.19cm" svg:x2="3.582cm" svg:y2="4.283cm" draw:start-shape="id10" draw:start-glue-point="1" draw:end-shape="id3" draw:end-glue-point="3" svg:d="M2391 5190v-907h1191" svg:viewBox="0 0 1192 908">
          <text:p/>
        </draw:connector>
        <draw:connector draw:style-name="gr4" draw:text-style-name="P5" draw:layer="layout" svg:x1="2.391cm" svg:y1="6.352cm" svg:x2="3.58cm" svg:y2="7.271cm" draw:start-shape="id10" draw:start-glue-point="3" draw:end-shape="id9" draw:end-glue-point="3" svg:d="M2391 6352v919h1189" svg:viewBox="0 0 1190 920">
          <text:p/>
        </draw:connector>
        <draw:frame draw:style-name="gr10" draw:text-style-name="P6" draw:layer="layout" svg:width="1.15cm" svg:height="1.146cm" svg:x="7.25cm" svg:y="4.4cm">
          <draw:text-box>
            <text:p><text:span text:style-name="T5">R</text:span><text:span text:style-name="T6">5</text:span></text:p>
          </draw:text-box>
        </draw:frame>
        <draw:frame draw:style-name="gr11" draw:text-style-name="P6" draw:layer="layout" svg:width="1.3cm" svg:height="1.107cm" svg:x="3.8cm" svg:y="4.393cm">
          <draw:text-box>
            <text:p><text:span text:style-name="T5">R</text:span><text:span text:style-name="T6">4</text:span></text:p>
          </draw:text-box>
        </draw:frame>
        <draw:frame draw:style-name="gr12" draw:text-style-name="P6" draw:layer="layout" svg:width="1.151cm" svg:height="1.146cm" svg:x="6.1cm" svg:y="2.293cm">
          <draw:text-box>
            <text:p><text:span text:style-name="T5">R</text:span><text:span text:style-name="T6">3</text:span></text:p>
          </draw:text-box>
        </draw:frame>
        <draw:frame draw:style-name="gr13" draw:text-style-name="P7" draw:layer="layout" svg:width="1.151cm" svg:height="1.145cm" svg:x="7.2cm" svg:y="1.6cm">
          <draw:text-box>
            <text:p><text:span text:style-name="T7">R</text:span><text:span text:style-name="T8">2</text:span></text:p>
          </draw:text-box>
        </draw:frame>
        <draw:custom-shape draw:style-name="gr14" draw:text-style-name="P5" draw:layer="layout" svg:width="0.17cm" svg:height="0.187cm" svg:x="5.917cm" svg:y="4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2" draw:id="id12" draw:layer="layout" svg:width="0.169cm" svg:height="0.187cm" svg:x="9.19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172cm" svg:height="0.19cm" svg:x="5.917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172cm" svg:height="0.189cm" svg:x="5.917cm" svg:y="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3" draw:id="id13" draw:layer="layout" svg:width="0.17cm" svg:height="0.187cm" svg:x="2.27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176cm" svg:height="2.884cm" svg:x="4.9cm" svg:y="1.816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6" draw:text-style-name="P8" draw:layer="layout" svg:x1="2.843cm" svg:y1="5.133cm" svg:x2="2.843cm" svg:y2="6.507cm">
          <text:p/>
        </draw:line>
        <draw:frame draw:style-name="gr17" draw:text-style-name="P9" draw:layer="layout" svg:width="0.922cm" svg:height="2.213cm" svg:x="9.978cm" svg:y="4.787cm">
          <draw:text-box>
            <text:p><text:span text:style-name="T11">I</text:span><text:span text:style-name="T12">c</text:span></text:p>
          </draw:text-box>
        </draw:frame>
        <draw:frame draw:style-name="gr18" draw:text-style-name="P10" draw:layer="layout" svg:width="2.492cm" svg:height="1cm" svg:x="6.8cm" svg:y="3cm">
          <draw:text-box>
            <text:p><text:span text:style-name="T13">I</text:span><text:span text:style-name="T14">b</text:span><text:span text:style-name="T13"> </text:span><text:span text:style-name="T13">=</text:span><text:span text:style-name="T13"> </text:span><text:span text:style-name="T13">K</text:span><text:span text:style-name="T14">b</text:span><text:span text:style-name="T13"> </text:span><text:span text:style-name="T13">V</text:span><text:span text:style-name="T14">b</text:span></text:p>
          </draw:text-box>
        </draw:frame>
        <draw:frame draw:style-name="gr19" draw:text-style-name="P6" draw:layer="layout" svg:width="1.217cm" svg:height="1.227cm" svg:x="3.562cm" svg:y="1.573cm">
          <draw:text-box>
            <text:p><text:span text:style-name="T9">R</text:span><text:span text:style-name="T10">1</text:span></text:p>
          </draw:text-box>
        </draw:frame>
        <draw:frame draw:style-name="gr20" draw:text-style-name="P6" draw:layer="layout" svg:width="1.429cm" svg:height="2.173cm" svg:x="3.7cm" svg:y="7.327cm">
          <draw:text-box>
            <text:p><text:span text:style-name="T5">R</text:span><text:span text:style-name="T6">7</text:span></text:p>
          </draw:text-box>
        </draw:frame>
        <draw:frame draw:style-name="gr21" draw:text-style-name="P11" draw:layer="layout" svg:width="1.2cm" svg:height="1.3cm" svg:x="0.7cm" svg:y="2.2cm">
          <draw:text-box>
            <text:p><text:span text:style-name="T15">V</text:span><text:span text:style-name="T16">s</text:span></text:p>
          </draw:text-box>
        </draw:frame>
        <draw:g xml:id="id11" draw:id="id11">
          <draw:custom-shape draw:style-name="gr22" draw:text-style-name="P5" draw:layer="layout" svg:width="1.455cm" svg:height="1.7cm" svg:x="8.543cm" svg:y="1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text-style-name="P8" draw:layer="layout" svg:x1="9.269cm" svg:y1="2.442cm" svg:x2="9.269cm" svg:y2="3.278cm">
            <text:p/>
          </draw:line>
        </draw:g>
        <draw:connector draw:style-name="gr4" draw:text-style-name="P5" draw:layer="layout" svg:x1="9.27cm" svg:y1="1.948cm" svg:x2="8.296cm" svg:y2="1.444cm" draw:start-shape="id11" draw:start-glue-point="0" draw:end-shape="id7" draw:end-glue-point="1" svg:d="M9270 1948v-504h-974" svg:viewBox="0 0 975 505">
          <text:p/>
        </draw:connector>
        <draw:connector draw:style-name="gr24" draw:text-style-name="P8" draw:layer="layout" draw:type="line" svg:x1="9.27cm" svg:y1="3.648cm" svg:x2="9.28cm" svg:y2="4.212cm" draw:start-shape="id11" draw:start-glue-point="2" draw:end-shape="id12" draw:end-glue-point="4" svg:d="M9270 3648l10 564" svg:viewBox="0 0 11 565">
          <text:p/>
        </draw:connector>
        <draw:frame draw:style-name="gr25" draw:text-style-name="P6" draw:layer="layout" svg:width="1.233cm" svg:height="1.127cm" svg:x="1.3cm" svg:y="5.8cm">
          <draw:text-box>
            <text:p><text:span text:style-name="T5">R</text:span><text:span text:style-name="T6">6</text:span></text:p>
          </draw:text-box>
        </draw:frame>
        <draw:connector draw:style-name="gr4" draw:text-style-name="P5" draw:layer="layout" svg:x1="2.276cm" svg:y1="4.306cm" svg:x2="0.864cm" svg:y2="4.763cm" draw:start-shape="id13" draw:start-glue-point="6" draw:end-shape="id14" draw:end-glue-point="0" svg:d="M2276 4306h-1412v457" svg:viewBox="0 0 1413 458">
          <text:p/>
        </draw:connector>
        <draw:g xml:id="id14" draw:id="id14">
          <draw:line draw:style-name="gr26" draw:text-style-name="P8" draw:layer="layout" svg:x1="1.728cm" svg:y1="5.305cm" svg:x2="0cm" svg:y2="5.316cm">
            <text:p/>
          </draw:line>
          <draw:line draw:style-name="gr26" draw:text-style-name="P8" draw:layer="layout" svg:x1="1.729cm" svg:y1="5.299cm" svg:x2="0.001cm" svg:y2="5.31cm">
            <text:p/>
          </draw:line>
          <draw:line draw:style-name="gr26" draw:text-style-name="P8" draw:layer="layout" svg:x1="0.472cm" svg:y1="5.544cm" svg:x2="1.33cm" svg:y2="5.544cm">
            <text:p/>
          </draw:line>
          <draw:line draw:style-name="gr26" draw:text-style-name="P8" draw:layer="layout" svg:x1="0.704cm" svg:y1="5.748cm" svg:x2="1.117cm" svg:y2="5.748cm">
            <text:p/>
          </draw:line>
          <draw:line draw:style-name="gr26" draw:text-style-name="P8" draw:layer="layout" svg:x1="0.887cm" svg:y1="5.29cm" svg:x2="0.894cm" svg:y2="4.763cm">
            <text:p/>
          </draw:line>
        </draw:g>
        <draw:frame draw:style-name="gr27" draw:text-style-name="P12" draw:layer="layout" svg:width="0.842cm" svg:height="0.962cm" svg:x="2.4cm" svg:y="3.638cm">
          <draw:text-box>
            <text:p><text:span text:style-name="T17">4</text:span></text:p>
          </draw:text-box>
        </draw:frame>
        <draw:frame draw:style-name="gr27" draw:text-style-name="P12" draw:layer="layout" svg:width="0.865cm" svg:height="0.962cm" svg:x="2.135cm" svg:y="0.738cm">
          <draw:text-box>
            <text:p><text:span text:style-name="T17">1</text:span></text:p>
          </draw:text-box>
        </draw:frame>
        <draw:frame draw:style-name="gr27" draw:text-style-name="P12" draw:layer="layout" svg:width="0.702cm" svg:height="0.962cm" svg:x="5.2cm" svg:y="0.738cm">
          <draw:text-box>
            <text:p><text:span text:style-name="T17">2</text:span></text:p>
          </draw:text-box>
        </draw:frame>
        <draw:frame draw:style-name="gr28" draw:text-style-name="P12" draw:layer="layout" svg:width="0.791cm" svg:height="0.806cm" svg:x="5.409cm" svg:y="4.1cm">
          <draw:text-box>
            <text:p><text:span text:style-name="T17">5</text:span></text:p>
          </draw:text-box>
        </draw:frame>
        <draw:frame draw:style-name="gr27" draw:text-style-name="P12" draw:layer="layout" svg:width="0.702cm" svg:height="0.962cm" svg:x="8.7cm" svg:y="0.8cm">
          <draw:text-box>
            <text:p><text:span text:style-name="T17">3</text:span></text:p>
          </draw:text-box>
        </draw:frame>
        <draw:frame draw:style-name="gr27" draw:text-style-name="P12" draw:layer="layout" svg:width="0.869cm" svg:height="0.962cm" svg:x="9.1cm" svg:y="4.138cm">
          <draw:text-box>
            <text:p><text:span text:style-name="T17">6</text:span></text:p>
          </draw:text-box>
        </draw:frame>
        <draw:frame draw:style-name="gr27" draw:text-style-name="P12" draw:layer="layout" svg:width="0.7cm" svg:height="0.962cm" svg:x="2.3cm" svg:y="7.1cm">
          <draw:text-box>
            <text:p><text:span text:style-name="T17">7</text:span></text:p>
          </draw:text-box>
        </draw:frame>
        <draw:frame draw:style-name="gr27" draw:text-style-name="P12" draw:layer="layout" svg:width="0.726cm" svg:height="0.962cm" svg:x="7.955cm" svg:y="7.062cm">
          <draw:text-box>
            <text:p><text:span text:style-name="T17">8</text:span></text:p>
          </draw:text-box>
        </draw:frame>
        <draw:frame draw:style-name="gr29" draw:text-style-name="P13" draw:layer="layout" svg:width="1.3cm" svg:height="1.039cm" svg:x="0.8cm" svg:y="4.761cm">
          <draw:text-box>
            <text:p><text:span text:style-name="T18">G</text:span><text:span text:style-name="T18">N</text:span><text:span text:style-name="T18">D</text:span></text:p>
          </draw:text-box>
        </draw:frame>
        <draw:g xml:id="id8" draw:id="id8">
          <draw:line draw:style-name="gr30" draw:text-style-name="P8" draw:layer="layout" svg:x1="9.34cm" svg:y1="5cm" svg:x2="9.34cm" svg:y2="5.574cm">
            <text:p/>
          </draw:line>
          <draw:line draw:style-name="gr30" draw:text-style-name="P8" draw:layer="layout" svg:x1="8.579cm" svg:y1="5.579cm" svg:x2="10.099cm" svg:y2="5.579cm">
            <text:p/>
          </draw:line>
          <draw:line draw:style-name="gr30" draw:text-style-name="P8" draw:layer="layout" svg:x1="8.58cm" svg:y1="6.156cm" svg:x2="10.1cm" svg:y2="6.156cm">
            <text:p/>
          </draw:line>
          <draw:line draw:style-name="gr30" draw:text-style-name="P8" draw:layer="layout" svg:x1="9.34cm" svg:y1="6.153cm" svg:x2="9.34cm" svg:y2="6.727cm">
            <text:p/>
          </draw:line>
        </draw:g>
        <draw:line draw:style-name="gr16" draw:text-style-name="P8" draw:layer="layout" svg:x1="10.2cm" svg:y1="4.826cm" svg:x2="10.2cm" svg:y2="6.2cm">
          <text:p/>
        </draw:line>
        <draw:line draw:style-name="gr16" draw:text-style-name="P8" draw:layer="layout" svg:x1="2.843cm" svg:y1="5.133cm" svg:x2="2.843cm" svg:y2="6.5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9T02:11:05.207980125</dc:date>
    <meta:editing-duration>PT34M23S</meta:editing-duration>
    <meta:editing-cycles>9</meta:editing-cycles>
    <meta:generator>LibreOffice/6.4.6.2$Linux_X86_64 LibreOffice_project/40$Build-2</meta:generator>
    <meta:document-statistic meta:object-count="67"/>
  </office:meta>
</office:document-meta>
</file>